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4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6" style:parent-style-name="Normální" style:family="paragraph">
      <style:text-properties fo:font-weight="bold" style:font-weight-asian="bold"/>
    </style:style>
    <style:style style:name="P17" style:parent-style-name="Základnítext" style:family="paragraph">
      <style:paragraph-properties fo:text-align="start" fo:margin-left="0.1972in" fo:text-indent="-0.1972in">
        <style:tab-stops/>
      </style:paragraph-properties>
    </style:style>
    <style:style style:name="P18" style:parent-style-name="Základnítext" style:family="paragraph">
      <style:paragraph-properties fo:text-align="start" fo:margin-left="0.1972in" fo:text-indent="-0.1972in">
        <style:tab-stops/>
      </style:paragraph-properties>
    </style:style>
    <style:style style:name="P19" style:parent-style-name="Základnítext" style:family="paragraph">
      <style:paragraph-properties fo:text-align="start" fo:margin-left="0.1972in" fo:text-indent="-0.1972in">
        <style:tab-stops/>
      </style:paragraph-properties>
    </style:style>
    <style:style style:name="P20" style:parent-style-name="Základnítext" style:family="paragraph">
      <style:paragraph-properties fo:text-align="start" fo:margin-left="0.1972in" fo:text-indent="-0.1972in">
        <style:tab-stops/>
      </style:paragraph-properties>
    </style:style>
    <style:style style:name="P21" style:parent-style-name="podpis" style:family="paragraph">
      <style:paragraph-properties fo:margin-top="0.3333in"/>
    </style:style>
    <style:style style:name="P22" style:parent-style-name="Odstavecseseznamem" style:family="paragraph">
      <style:paragraph-properties fo:margin-left="0in">
        <style:tab-stops/>
      </style:paragraph-properties>
    </style:style>
    <style:style style:name="P23" style:parent-style-name="Odstavecseseznamem" style:family="paragraph">
      <style:paragraph-properties fo:margin-left="0in">
        <style:tab-stops/>
      </style:paragraph-properties>
    </style:style>
    <style:style style:name="P24" style:parent-style-name="Odstavecseseznamem" style:family="paragraph">
      <style:paragraph-properties fo:margin-left="0in">
        <style:tab-stops/>
      </style:paragraph-properties>
    </style:style>
    <style:style style:name="P25" style:parent-style-name="Odstavecseseznamem" style:family="paragraph">
      <style:paragraph-properties fo:margin-left="0in">
        <style:tab-stops/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4">
            <text:p text:style-name="Normální"/>
            <text:p text:style-name="Normální"/>
            <text:p text:style-name="Normální">K106 62/2023</text:p>
            <text:p text:style-name="Normální">KVOP-1290/2024</text:p>
            <text:p text:style-name="Normální">10. 01. 2024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><text:s text:c="5"/></text:p>
            <text:p text:style-name="Normální"><text:s text:c="5"/></text:p>
            <text:p text:style-name="Normální">Vážený pan</text:p>
            <text:p text:style-name="Normální">Z. F.</text:p>
            <text:p text:style-name="Normální"/>
            <text:p text:style-name="Normální"/>
            <text:p text:style-name="Normální"/>
            <text:p text:style-name="P16">ID DS:<text:s/></text:p>
            <text:p text:style-name="Normální"/>
            <text:p text:style-name="Normální"/>
          </table:table-cell>
        </table:table-row>
      </table:table>
      <text:h text:style-name="Nadpis1" text:outline-level="1">Sdělení o vyřízení žádosti o informace</text:h>
      <text:h text:style-name="Nadpis1" text:outline-level="1">podle zákona č. 106/1999 Sb., o svobodném přístupu k informacím</text:h>
      <text:p text:style-name="Základnítext">Vážený pane F.,</text:p>
      <text:p text:style-name="Základnítext">Kancelář veřejného ochránce práv obdržela<text:s/>Vaši žádost o informace. Žádáte o:</text:p>
      <text:list text:style-name="LFO8" text:continue-numbering="true">
        <text:list-item>
          <text:p text:style-name="P17">Dokument s názvem Nečinnost úřadů<text:s/></text:p>
        </text:list-item>
        <text:list-item>
          <text:p text:style-name="P18">Žádost o uplatnění opatření proti nečinnosti úřadu podle § 80 odst. 3 správního řádu, nebo podnět k uplatnění opatření proti nečinnosti úřadu nebo podnět k uplatnění opatření proti nečinnosti úřadu</text:p>
        </text:list-item>
        <text:list-item>
          <text:p text:style-name="P19">Žádost o zadostiučinění za nemajetkovou újmu způsobenou nepřiměřenou délkou právního řízení</text:p>
        </text:list-item>
        <text:list-item>
          <text:p text:style-name="P20">Doplňující informace k žádosti o zadostiučinění za nemajetkovou újmu způsobenou nepřiměřenou délkou řízení</text:p>
        </text:list-item>
      </text:list>
      <text:p text:style-name="Základnítext">Požadované informace Vám zasílám přílohou. Zároveň je najdete na webu ombudsmana (www.ochrance.cz) v části Potřebuji pomoc → Nevím si rady se svou životní situací → Státní správa a samospráva a v části Potřebuji pomoc → Nevím si rady se svou životní situací → Formuláře</text:p>
      <text:p text:style-name="P21">JUDr. Pavel Pořízek, Ph.D. v. r.</text:p>
      <text:p text:style-name="podpis">vedoucí Kanceláře veřejného ochránce práv</text:p>
      <text:p text:style-name="podpis">(dokument je elektronicky podepsán)</text:p>
      <text:p text:style-name="Normální"/>
      <text:p text:style-name="Normální"/>
      <text:p text:style-name="Příloha"/>
      <text:p text:style-name="Příloha">Přílohy</text:p>
      <text:p text:style-name="P22">- Informační leták Nečinnost úřadů</text:p>
      <text:p text:style-name="P23">- Formulář Žádost o uplatnění opatření proti nečinnosti úřadu</text:p>
      <text:p text:style-name="P24">- Formulář Žádost o zadostiučinění za nemajetkovou újmu způsobenou nepřiměřenou délkou správního řízení<text:s/></text:p>
      <text:p text:style-name="P25">-<text:s/>Doplňující informace k žádosti o zadostiučinění za nemajetkovou újmu způsobenou nepřiměřenou délkou správního řízení</text:p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Odstavecseseznamem" style:display-name="Odstavec se seznamem" style:family="paragraph" style:parent-style-name="Normální">
      <style:paragraph-properties fo:margin-left="0.5in">
        <style:tab-stops/>
      </style:paragraph-properties>
      <style:text-properties fo:hyphenate="false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1LVL1" style:family="text">
      <style:text-properties style:font-name="Calibri" style:font-name-asian="Times New Roman"/>
    </style:style>
    <style:style style:name="WW_CharLFO11LVL2" style:family="text">
      <style:text-properties style:font-name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/>
    </style:style>
    <style:style style:name="WW_CharLFO1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>
        <style:tab-stops>
          <style:tab-stop style:type="left" style:position="3.2034in"/>
        </style:tab-stops>
      </style:paragraph-properties>
      <style:text-properties style:font-name="Calibri" style:font-size-complex="11.5pt"/>
    </style:style>
    <style:style style:name="P13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5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E47NT*</text:span>*KVOPX00E47NT*</text:p>
        <text:p text:style-name="P12"/>
        <text:p text:style-name="P13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4-01-22T09:26:00Z</meta:creation-date>
    <dc:date>2024-01-22T09:26:00Z</dc:date>
    <meta:print-date>2016-06-27T07:08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1" meta:paragraph-count="3" meta:word-count="221" meta:character-count="1526" meta:row-count="10" meta:non-whitespace-character-count="1308"/>
  </office:meta>
</office:document-meta>
</file>